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enNamespaceContextAdapter.JaxenNamespaceContextAdapter( javax . xml . namespace . Namespace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NamespaceContextAdapter.translateNamespacePrefixTo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